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243000008903CAD0B18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|c|cc}&#10;\hline&#10;A &amp; B &amp; C &amp; &amp;M\\&#10;\hline&#10;0 &amp; 0 &amp; 0 &amp;(A + B) &amp; M_0  \\&#10;0 &amp; 1 &amp; 1 &amp; (A + \overline{B})  &amp; M_1 \\&#10;1 &amp; 0 &amp; 0 &amp; (\overline{A} + B) &amp; M_2 \\&#10;1 &amp; 1 &amp; 1 &amp; (\overline{A} +\overline{B}) &amp;M_3 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44cm" svg:height="3.067cm" svg:x="1.993cm" svg:y="0.396cm">
          <draw:image xlink:href="Pictures/2000000100001243000008903CAD0B18.svm" xlink:type="simple" xlink:show="embed" xlink:actuate="onLoad">
            <text:p/>
          </draw:image>
        </draw:frame>
        <draw:frame draw:style-name="gr2" draw:layer="layout" svg:width="4.91cm" svg:height="0.592cm" svg:x="2.763cm" svg:y="3.6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.895cm" svg:height="0.911cm" svg:x="4.975cm" svg:y="0.212cm">
          <draw:text-box>
            <text:p><text:span text:style-name="T1">ارکانِ جم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2-29T19:11:06</dc:date>
    <dc:creator>kkk </dc:creator>
    <meta:editing-duration>PT5H26M24S</meta:editing-duration>
    <meta:editing-cycles>29</meta:editing-cycles>
    <meta:generator>LibreOffice/3.3$Linux LibreOffice_project/330m19$Build-401</meta:generator>
    <meta:document-statistic meta:object-count="3"/>
  </office:meta>
</office:document-meta>
</file>

<file path=Object 1/content.xml><?xml version="1.0" encoding="utf-8"?>
<math xmlns="http://www.w3.org/1998/Math/MathML">
  <semantics>
    <mrow>
      <mrow>
        <mi>C</mi>
        <mo stretchy="false">=</mo>
        <mrow>
          <msub>
            <mi>M</mi>
            <mn>0</mn>
          </msub>
          <mo stretchy="false">⋅</mo>
          <msub>
            <mi>M</mi>
            <mn>2</mn>
          </msub>
        </mrow>
      </mrow>
      <mo stretchy="false">=</mo>
      <mrow>
        <mo stretchy="false">∏</mo>
        <mrow>
          <mo stretchy="false">(</mo>
          <mrow>
            <msub>
              <mi>M</mi>
              <mn>0</mn>
            </msub>
            <mi>,</mi>
            <msub>
              <mi>M</mi>
              <mn>2</mn>
            </msub>
          </mrow>
          <mo stretchy="false">)</mo>
        </mrow>
      </mrow>
    </mrow>
    <annotation encoding="StarMath 5.0">
C= M_0 cdot M_2 =prod{(M_0 , M_2 )}</annotation>
  </semantics>
</math>
</file>